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string" calcext:value-type="string">
            <text:p>Incidence Ra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6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,6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93,12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1,47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4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6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4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3,734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09.8" calcext:value-type="float">
            <text:p>20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498,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4,796.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6,885</text:p>
          </table:table-cell>
          <table:table-cell office:value-type="string" calcext:value-type="string">
            <text:p>4,612</text:p>
          </table:table-cell>
          <table:table-cell table:number-columns-repeated="2"/>
          <table:table-cell office:value-type="string" calcext:value-type="string">
            <text:p>4,61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80,370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17,339.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27.2" calcext:value-type="float">
            <text:p>62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68,340</text:p>
          </table:table-cell>
          <table:table-cell office:value-type="string" calcext:value-type="string">
            <text:p>1,515</text:p>
          </table:table-cell>
          <table:table-cell table:number-columns-repeated="2"/>
          <table:table-cell office:value-type="string" calcext:value-type="string">
            <text:p>53,734.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6,786</text:p>
          </table:table-cell>
          <table:table-cell office:value-type="string" calcext:value-type="string">
            <text:p>3,28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44.3" calcext:value-type="float">
            <text:p>544.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06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13,50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4,330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string" calcext:value-type="string">
            <text:p>14,354.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41,382</text:p>
          </table:table-cell>
          <table:table-cell office:value-type="string" calcext:value-type="string">
            <text:p>10,87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2,042.0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2,034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7,072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9,10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5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1.3" calcext:value-type="float">
            <text:p>281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37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1,548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4.3" calcext:value-type="float">
            <text:p>174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25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55.4" calcext:value-type="float">
            <text:p>455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,654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,359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3,745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5,36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2,592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5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45</text:p>
          </table:table-cell>
          <table:table-cell office:value-type="float" office:value="700" calcext:value-type="float">
            <text:p>700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549.7" calcext:value-type="float">
            <text:p>549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2</text:p>
          </table:table-cell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79.6" calcext:value-type="float">
            <text:p>47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2"/>
          <table:table-cell office:value-type="string" calcext:value-type="string">
            <text:p>1,06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37.5" calcext:value-type="float">
            <text:p>137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04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,07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4,523</text:p>
          </table:table-cell>
          <table:table-cell office:value-type="string" calcext:value-type="string">
            <text:p>3,2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4.9" calcext:value-type="float">
            <text:p>244.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878,745</text:p>
          </table:table-cell>
          <table:table-cell/>
          <table:table-cell office:value-type="string" calcext:value-type="string">
            <text:p>15,793</text:p>
          </table:table-cell>
          <table:table-cell office:value-type="string" calcext:value-type="string">
            <text:p>2,011</text:p>
          </table:table-cell>
          <table:table-cell/>
          <table:table-cell office:value-type="float" office:value="92.8" calcext:value-type="float">
            <text:p>92.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964,341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55</meta:creation-date>
    <dc:date>2018-09-01T10:14:55</dc:date>
    <meta:generator>LibreOffice/5.1.6.2$Linux_X86_64 LibreOffice_project/10m0$Build-2</meta:generator>
    <meta:document-statistic meta:table-count="1" meta:cell-count="41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